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A36726FC881ED48892.png" manifest:media-type="image/png"/>
  <manifest:file-entry manifest:full-path="Pictures/100002010000024C000001BA6AFD57A1CE6AE8C2.png" manifest:media-type="image/png"/>
  <manifest:file-entry manifest:full-path="Pictures/1000020100000225000001B2F205BDB581FDBBD2.png" manifest:media-type="image/png"/>
  <manifest:file-entry manifest:full-path="Pictures/1000020100000245000001BC985B8EBBDD91579F.png" manifest:media-type="image/png"/>
  <manifest:file-entry manifest:full-path="Pictures/100002010000024A000001B0CD954E747E0DAF80.png" manifest:media-type="image/png"/>
  <manifest:file-entry manifest:full-path="Pictures/1000020100000255000001CC8A986B071C656E4A.png" manifest:media-type="image/png"/>
  <manifest:file-entry manifest:full-path="Pictures/1000020100000246000001AEC4A9E6F4CC86473F.png" manifest:media-type="image/png"/>
  <manifest:file-entry manifest:full-path="Pictures/1000020100000244000001B34E100A889F4B27D2.png" manifest:media-type="image/png"/>
  <manifest:file-entry manifest:full-path="Pictures/1000020100000233000001C88BB28AD6613A96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31e" officeooo:paragraph-rsid="0009131e"/>
    </style:style>
    <style:style style:name="P2" style:family="paragraph" style:parent-style-name="Standard">
      <style:text-properties officeooo:rsid="0009131e" officeooo:paragraph-rsid="000913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043in" svg:height="4.5in" draw:z-index="0"><draw:image xlink:href="Pictures/100002010000024A000001B0CD954E747E0DAF80.png" xlink:type="simple" xlink:show="embed" xlink:actuate="onLoad"/></draw:frame><draw:frame draw:style-name="fr2" draw:name="Image2" text:anchor-type="paragraph" svg:x="0.3272in" svg:y="4.8543in" svg:width="6.0626in" svg:height="4.4791in" draw:z-index="1"><draw:image xlink:href="Pictures/1000020100000246000001AEC4A9E6F4CC86473F.png" xlink:type="simple" xlink:show="embed" xlink:actuate="onLoad"/></draw:frame></text:p>
      <text:p text:style-name="Standard"/>
      <text:p text:style-name="Standard"><draw:frame draw:style-name="fr2" draw:name="Image3" text:anchor-type="paragraph" svg:x="0.4417in" svg:y="-0.1417in" svg:width="6.0417in" svg:height="4.5311in" draw:z-index="2"><draw:image xlink:href="Pictures/1000020100000244000001B34E100A889F4B27D2.png" xlink:type="simple" xlink:show="embed" xlink:actuate="onLoad"/></draw:frame><text:soft-page-break/></text:p>
      <text:p text:style-name="P1"><draw:frame draw:style-name="fr1" draw:name="Image9" text:anchor-type="paragraph" svg:width="5.8646in" svg:height="4.75in" draw:z-index="8"><draw:image xlink:href="Pictures/1000020100000233000001C88BB28AD6613A96D6.png" xlink:type="simple" xlink:show="embed" xlink:actuate="onLoad"/></draw:frame></text:p>
      <text:p text:style-name="P1"><draw:frame draw:style-name="fr2" draw:name="Image7" text:anchor-type="paragraph" svg:x="0.2181in" svg:y="0.0984in" svg:width="6.2189in" svg:height="4.7917in" draw:z-index="6"><draw:image xlink:href="Pictures/1000020100000255000001CC8A986B071C656E4A.png" xlink:type="simple" xlink:show="embed" xlink:actuate="onLoad"/></draw:frame><draw:frame draw:style-name="fr2" draw:name="Image8" text:anchor-type="paragraph" svg:x="0.4264in" svg:y="4.9783in" svg:width="6.052in" svg:height="4.6252in" draw:z-index="7"><draw:image xlink:href="Pictures/1000020100000245000001BC985B8EBBDD91579F.png" xlink:type="simple" xlink:show="embed" xlink:actuate="onLoad"/></draw:frame><text:soft-page-break/></text:p>
      <text:p text:style-name="P1"><draw:frame draw:style-name="fr2" draw:name="Image4" text:anchor-type="paragraph" svg:x="0.3689in" svg:y="-0.1654in" svg:width="6.1252in" svg:height="4.6043in" draw:z-index="3"><draw:image xlink:href="Pictures/100002010000024C000001BA6AFD57A1CE6AE8C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8429in" svg:y="0.1291in" svg:width="5.7189in" svg:height="4.5209in" draw:z-index="4"><draw:image xlink:href="Pictures/1000020100000225000001B2F205BDB581FDBBD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0.8638in" svg:y="1.7165in" svg:width="5.5626in" svg:height="4.3646in" draw:z-index="5"><draw:image xlink:href="Pictures/1000020100000216000001A36726FC881ED488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43:00.109115060</meta:creation-date>
    <dc:date>2020-03-06T15:11:05.847914540</dc:date>
    <meta:editing-duration>PT1H14M38S</meta:editing-duration>
    <meta:editing-cycles>4</meta:editing-cycles>
    <meta:generator>LibreOffice/5.2.7.2$Linux_X86_64 LibreOffice_project/20m0$Build-2</meta:generator>
    <meta:document-statistic meta:table-count="0" meta:image-count="9" meta:object-count="0" meta:page-count="5" meta:paragraph-count="0" meta:word-count="0" meta:character-count="0" meta:non-whitespace-character-count="0"/>
  </office:meta>
</office:document-meta>
</file>